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9"/>
          </table:table-cell>
          <table:table-cell table:style-name="Table1.A1" office:value-type="string">
            <text:p text:style-name="P64">လအမည်</text:p>
            <text:p text:style-name="P39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9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9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9"/>
          </table:table-cell>
          <table:table-cell table:style-name="Table1.F1" office:value-type="string">
            <text:p text:style-name="P64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5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7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2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pan text:style-name="T26">၄။ နုတ်ယူထားသော လစာဝင်ငွေခွန်နှင့် စပ်လျဥ်းသည့်</text:span> <text:soft-page-break/>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41:54.398000000</dc:date>
    <meta:editing-duration>P1DT22H13M51S</meta:editing-duration>
    <meta:editing-cycles>1063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